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A876 – EXERCÍCIOS: DEADLOCK</text:p>
      <text:p text:style-name="P5">Objetivo: entender as condições em que ocorre Deadlock</text:p>
      <text:p text:style-name="P1"/>
      <text:p text:style-name="P1">Obs: Estes exercícios usam os programas no diretório deadlock/</text:p>
      <text:p text:style-name="P1"/>
      <text:p text:style-name="P3">Exercício 1</text:p>
      <text:p text:style-name="P5">Objetivo: entender um processo de travamento por deadlock</text:p>
      <text:p text:style-name="P1">Analise o código-fonte do programa 01-trava_dupla.c. Antes de executá-lo, faça uma hipótese sobre o que ele deve mostrar na tela. Depois, compile o programa. Sua hipótese se confirma?</text:p>
      <text:p text:style-name="P1"/>
      <text:p text:style-name="P3">Exercício 2</text:p>
      <text:p text:style-name="P5">Objetivo: entender as condições necessárias para ocorrer deadlock</text:p>
      <text:p text:style-name="P1">Analisando o código 01-trava_dupla.c, argumente sobre a existência ou não das seguintes condições.</text:p>
      <text:p text:style-name="P1">a) <text:span text:style-name="T1">Não-Preempção</text:span>: um recurso preemptivo é aquele que pode ser “retirado” de uma thread ou processo pelo sistema operacional. </text:p>
      <text:p text:style-name="P1">b) <text:span text:style-name="T1">Exclusão mútua</text:span>: apenas um processo ou thread pode ter acesso a um recurso e ele não pode ser compartilhado.</text:p>
      <text:p text:style-name="P1">c) <text:span text:style-name="T1">Espera com retenção de recursos (hold and wait)</text:span>: uma thread ou processo tem acesso a pelo menos um recurso e pede acesso a outros recursos.</text:p>
      <text:p text:style-name="P1">d) <text:span text:style-name="T1">Espera circular</text:span>: um processo ou thread depende de um recurso que está sendo acessado por outra thread ou processo, que por sua vez depende de um recurso de outra thread ou processo, e assim por diante, até retornar à primeira thread ou processo.</text:p>
      <text:p text:style-name="P1"/>
      <text:p text:style-name="P3">Exercício 3</text:p>
      <text:p text:style-name="P5">Objetivo: entender uma possível solução para deadlock</text:p>
      <text:p text:style-name="P1">Analise o código-fonte do programa 02-altruista.c. Como ele propõe resolver o problema de travamento? Qual é o problema dessa solução? Que condição (dentre as discutidas no exercício 2) foi atenuada?</text:p>
      <text:p text:style-name="P1"/>
      <text:p text:style-name="P3">Exercício 4</text:p>
      <text:p text:style-name="P5">Objetivo: entender uma possível solução para deadlock</text:p>
      <text:p text:style-name="P1">Analise o código-fonte do programa 03-mutex_amplo.c. Como ele propõe resolver o problema de travamento? Qual é o problema dessa solução? Que condição (dentre as discutidas no exercício 2) foi atenuada?</text:p>
      <text:p text:style-name="P1"/>
      <text:p text:style-name="P3">Exercício 5</text:p>
      <text:p text:style-name="P5">Objetivo: entender uma possível solução para deadlock</text:p>
      <text:p text:style-name="P1">Analise o código-fonte do programa 04-random_sleep.c. Como ele propõe resolver o problema de travamento? Qual é o problema dessa solução? Que condição (dentre as discutidas no exercício 2) foi atenuada?</text:p>
      <text:p text:style-name="P1"/>
      <text:p text:style-name="P3">Exercício 6</text:p>
      <text:p text:style-name="P5">Objetivo: entender o problema do jantar dos filósofos</text:p>
      <text:p text:style-name="P2">O Problema do Jantar dos Filósofos é um problema clássico da computação. Nele, há um grupo de filósofos sentados ao redor de uma mesa redonda. Cada filósofo tem um palito à sua direita, e, por consequência, um palito à sua esquerda (cada palito é “compartilhado” por dois filósofos). Para comer do prato à sua frente, cada filósofo precisa dos dois palitos que estão próximos de si. Há um código computacional em 05-filosofos.c que implementa computacionalmente esse problema. Usando as condições discutidas no exercício 2, mostre que a situação do jantar dos filósofos pode gerar deadloc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ago Tavares</meta:initial-creator>
    <meta:creation-date>2018-05-11T09:09:15</meta:creation-date>
    <meta:document-statistic meta:table-count="0" meta:image-count="0" meta:object-count="0" meta:page-count="1" meta:paragraph-count="25" meta:word-count="415" meta:character-count="2642"/>
    <dc:date>2018-05-11T09:38:08</dc:date>
    <dc:creator>Tiago Tavares</dc:creator>
    <meta:editing-duration>PT13M13S</meta:editing-duration>
    <meta:editing-cycles>1</meta:editing-cycles>
    <meta:generator>OpenOffice.org/3.3$Unix OpenOffice.org_project/330m20$Build-9567</meta:generator>
  </office:meta>
</office:document-meta>
</file>